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orizontal_20_Line">
      <style:paragraph-properties fo:orphans="2" fo:widows="2"/>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orphans="2" fo:widows="2"/>
    </style:style>
    <style:style style:name="P4" style:family="paragraph" style:parent-style-name="Quotations">
      <style:paragraph-properties fo:orphans="2" fo:widows="2"/>
    </style:style>
    <style:style style:name="P5" style:family="paragraph" style:parent-style-name="Text_20_body" style:list-style-name="L1">
      <style:paragraph-properties fo:orphans="2" fo:widows="2"/>
      <style:text-properties fo:font-variant="normal" fo:text-transform="none" fo:color="#000000" style:font-name="verdana" fo:font-size="14pt" fo:letter-spacing="normal" fo:font-style="normal" fo:font-weight="normal"/>
    </style:style>
    <style:style style:name="P6" style:family="paragraph" style:parent-style-name="Text_20_body" style:list-style-name="L1">
      <style:paragraph-properties fo:margin-top="0in" fo:margin-bottom="0in" fo:orphans="2" fo:widows="2"/>
      <style:text-properties fo:font-variant="normal" fo:text-transform="none" fo:color="#000000" style:font-name="verdana" fo:font-size="14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000000" style:font-name="verdana" fo:font-size="14pt" fo:letter-spacing="normal" fo:font-style="normal" fo:font-weight="bold"/>
    </style:style>
    <style:style style:name="T4" style:family="text">
      <style:text-properties fo:font-variant="normal" fo:text-transform="none" fo:color="#000000" style:font-name="verdana" fo:font-size="14pt" fo:letter-spacing="normal" fo:font-style="normal" fo:font-weight="normal"/>
    </style:style>
    <style:style style:name="T5" style:family="text">
      <style:text-properties fo:font-variant="normal" fo:text-transform="none" fo:color="#000000" style:font-name="verdana" fo:font-size="14pt" fo:letter-spacing="normal" fo:font-style="italic"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S 316    Fall 2009 </text:span><text:line-break/>All projects in this course must be completed <text:span text:style-name="T1">individually and independently</text:span>. All programs must be written in Java or C++.</text:p>
      <text:p text:style-name="P1"/>
      <text:p text:style-name="P3"><text:span text:style-name="T3">PROJECT 2: Implementation of Lexical Analyzer <text:line-break/>Due: 10/27/09, Tuesday, Midnight </text:span><text:span text:style-name="T4"><text:line-break/><text:line-break/>The objective of this project is to implement a lexical analyzer that accepts the 22 token categories given in Project 1 </text:span><text:span text:style-name="T3">plus the keywords "if" and "else", both in lowercase letters only</text:span><text:span text:style-name="T4">. These keywords cannot be used as identifiers, but can be parts of identifiers, like "iff" and "delse". The implementation should be based on the (correct!) DFA constructed in Project 1. If your DFA wasn't correct, you may use this </text:span><text:a xlink:type="simple" xlink:href="http://DFAFa09.jpg/">example DFA</text:a><text:span text:style-name="T4">. Your lexical analyzer program should clearly separate the driver and the state-transition function so that the driver will remain invariant and only state-transition functions will change from DFA to DFA. The enumerated type or the integer type is suggested for representation of states. As discussed in one of the lectures, the class object representation of states would also be fine – create a generic root class </text:span><text:span text:style-name="T5">State</text:span><text:span text:style-name="T4"> and derive subclasses corresponding to the DFA states. An interesting aspect of this method is that codes of the state-transition function are provided in the subclasses by taking advantage of inheritance polymorphism. <text:line-break/><text:line-break/>The following keyword recognition method is adequate for this project.</text:span></text:p>
      <text:list xml:id="list36615470" text:style-name="L1">
        <text:list-item>
          <text:p text:style-name="P6">Create two additional DFA states <text:span text:style-name="T2">if</text:span> and <text:span text:style-name="T2">else</text:span>.</text:p>
        </text:list-item>
        <text:list-item>
          <text:p text:style-name="P6">The DFA initially accepts the two keywords as identifiers.</text:p>
        </text:list-item>
        <text:list-item>
          <text:p text:style-name="P5">Each time the DFA accepts an identifier, check to see if it is <text:span text:style-name="T2">if</text:span> or <text:span text:style-name="T2">else</text:span>, and if so, move the DFA to the corresponding state.</text:p>
        </text:list-item>
      </text:list>
      <text:p text:style-name="P3"><text:span text:style-name="T4">Alternatively, you may explicitly incorporate the step-by-step keyword recognition process into the state-transition function in the manner described in Problem 4 of </text:span><text:a xlink:type="simple" xlink:href="http://notes/Ex-2-sol.html">Exercise Set #2</text:a><text:span text:style-name="T4">. Extra credit will be given </text:span><text:span text:style-name="T3">provided</text:span><text:span text:style-name="T4"> this method is implemented </text:span><text:span text:style-name="T3">correctly</text:span><text:span text:style-name="T4">. I suggest not to use this method unless you feel able to handle the increased number of states and state transitions correctly. (Many real-world lexical analyzers use this method for superior efficiency.) <text:line-break/><text:line-break/>The lexical analyzer program is to read an input text file, extract the tokens in it, and write them out one by one on separate lines. </text:span><text:soft-page-break/><text:span text:style-name="T4">Each token should be flagged with its category. The output should be sent to an output text file. Whenever invalid tokens are found, error messages should be printed, and the reading process should continue. The program should read the input/output file names interactively from the terminal or as external arguments to the main function. <text:line-break/><text:line-break/>You may modify one of these sample Java programs into your solution; if you do so, modify the comments suitably as well: <text:line-break/><text:line-break/></text:span><text:a xlink:type="simple" xlink:href="http://picasso.cs.qc.cuny.edu/cs316/lexArith.java">Conditional Version</text:a><text:span text:style-name="T4">. The state-transition function is implemented by "2-dimensional conditionals". <text:line-break/></text:span><text:a xlink:type="simple" xlink:href="http://picasso.cs.qc.cuny.edu/cs316/lexArithArray.java">Array Version</text:a><text:span text:style-name="T4">. The state-transition function is implemented by an array. <text:line-break/><text:line-break/>Here's a sample set of test input/output files:</text:span></text:p>
      <text:p text:style-name="P4"><text:a xlink:type="simple" xlink:href="http://picasso.cs.qc.cuny.edu/cs316/p2-t1.txt">in1</text:a><text:span text:style-name="T4"> | </text:span><text:a xlink:type="simple" xlink:href="http://picasso.cs.qc.cuny.edu/cs316/p2-t1-out.txt">out1</text:a><text:span text:style-name="T4"> <text:line-break/></text:span><text:a xlink:type="simple" xlink:href="http://picasso.cs.qc.cuny.edu/cs316/p2-t2.txt">in2</text:a><text:span text:style-name="T4"> | </text:span><text:a xlink:type="simple" xlink:href="http://picasso.cs.qc.cuny.edu/cs316/p2-t2-out.txt">out2</text:a><text:span text:style-name="T4"> <text:line-break/></text:span><text:a xlink:type="simple" xlink:href="http://picasso.cs.qc.cuny.edu/cs316/p2-t3.txt">in3</text:a><text:span text:style-name="T4"> | </text:span><text:a xlink:type="simple" xlink:href="http://picasso.cs.qc.cuny.edu/cs316/p2-t3-out.txt">out3</text:a><text:span text:style-name="T4"> <text:line-break/></text:span><text:a xlink:type="simple" xlink:href="http://picasso.cs.qc.cuny.edu/cs316/p2-t4.txt">in4</text:a><text:span text:style-name="T4"> | </text:span><text:a xlink:type="simple" xlink:href="http://picasso.cs.qc.cuny.edu/cs316/p2-t4-out.txt">out4</text:a></text:p>
      <text:p text:style-name="P3"><text:span text:style-name="T4">You should make your own additional input files to test the program. <text:line-break/><text:line-break/>In Project 3 you will construct a top-down parser using this lexical analyzer. <text:line-break/><text:line-break/>Since the purpose of this project is to reinforce the understanding of lexical analyzer construction based on finite automata, you are </text:span><text:span text:style-name="T3">not</text:span><text:span text:style-name="T4"> allowed to use any library functions/tools for lexical analysis (like the Java StringTokenizer). <text:line-break/><text:line-break/></text:span><text:span text:style-name="T3">Submission</text:span><text:span text:style-name="T4"> <text:line-break/><text:line-break/>Your source program must be emailed to yukawa@cs.qc.cuny.edu with the subject header: <text:line-break/><text:line-break/>CS 316, Project 2, your full name <text:line-break/><text:line-break/>The due date is 10/27/09, Tuesday, Midnight. Please include the program as attachment </text:span><text:span text:style-name="T3">without compression into .zip, .rar, etc</text:span><text:span text:style-name="T4">.</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11M37S</meta:editing-duration>
    <meta:editing-cycles>4</meta:editing-cycles>
    <meta:generator>OpenOffice.org/3.1$Win32 OpenOffice.org_project/310m19$Build-9420</meta:generator>
    <dc:date>2009-10-26T17:00:05.90</dc:date>
    <dc:creator>Islam Moussa</dc:creator>
    <meta:document-statistic meta:table-count="0" meta:image-count="0" meta:object-count="0" meta:page-count="2" meta:paragraph-count="8" meta:word-count="571" meta:character-count="3591"/>
    <meta:user-defined meta:name="Info 1"/>
    <meta:user-defined meta:name="Info 2"/>
    <meta:user-defined meta:name="Info 3"/>
    <meta:user-defined meta:name="Info 4"/>
  </office:meta>
</office:document-meta>
</file>